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191" officeooo:paragraph-rsid="00020191"/>
    </style:style>
    <style:style style:name="P2" style:family="paragraph" style:parent-style-name="Standard" style:list-style-name="L1">
      <style:text-properties officeooo:rsid="00020191" officeooo:paragraph-rsid="00020191"/>
    </style:style>
    <style:style style:name="P3" style:family="paragraph" style:parent-style-name="Standard">
      <style:text-properties officeooo:rsid="00020191" officeooo:paragraph-rsid="0002c303"/>
    </style:style>
    <style:style style:name="P4" style:family="paragraph" style:parent-style-name="Standard" style:list-style-name="L1">
      <style:text-properties officeooo:paragraph-rsid="00020191"/>
    </style:style>
    <style:style style:name="T1" style:family="text">
      <style:text-properties officeooo:rsid="00020191"/>
    </style:style>
    <style:style style:name="T2" style:family="text">
      <style:text-properties officeooo:rsid="0002c3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fieldnotes.doc</text:p>
      <text:p text:style-name="P1"/>
      <text:p text:style-name="P1">March 16, 2024</text:p>
      <text:p text:style-name="P1"/>
      <text:p text:style-name="P3"><text:s text:c="5"/>This is a glorious morning! <text:s/>I am alive and awake. <text:s/><text:span text:style-name="T2">This is the first entry in a continuing journal reporting the spiritual progress of Reed Howald. <text:s/>I am one of God;s prophets. <text:s/>Their message is simple: <text:s/>Stop classifying others as friends and enemies. <text:s/>You are called to love your neighbors and work together to solve the problems facing us.</text:span></text:p>
      <text:p text:style-name="P1"/>
      <text:p text:style-name="P1"><text:s/></text:p>
      <text:list xml:id="list1396199170" text:style-name="L1">
        <text:list-header>
          <text:p text:style-name="P4"/>
          <text:p text:style-name="P2"/>
        </text:list-header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ed</meta:initial-creator>
    <meta:creation-date>2024-03-16T12:13:19.825000000</meta:creation-date>
    <dc:date>2024-03-16T14:42:38</dc:date>
    <dc:creator>Reed</dc:creator>
    <meta:editing-duration>PT2M37S</meta:editing-duration>
    <meta:editing-cycles>1</meta:editing-cycles>
    <meta:document-statistic meta:table-count="0" meta:image-count="0" meta:object-count="0" meta:page-count="1" meta:paragraph-count="4" meta:word-count="63" meta:character-count="377" meta:non-whitespace-character-count="305"/>
    <meta:generator>LibreOffice/7.3.2.2$Windows_X86_64 LibreOffice_project/49f2b1bff42cfccbd8f788c8dc32c1c309559be0</meta:generator>
  </office:meta>
</office:document-meta>
</file>